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</text:span></text:p>
      <text:p text:style-name="P1"><text:span text:style-name="T1"><text:tab/><text:tab/><text:tab/><text:tab/>Decorators in Python</text:span></text:p>
      <text:p text:style-name="P1"><text:span text:style-name="T1"><text:tab/><text:tab/>======================================</text:span></text:p>
      <text:p text:style-name="P1"><text:span text:style-name="T1">=&gt;Decorator is one of the Function which will provides Additional Processing capability to the normal Function value and returns the modified value.</text:span></text:p>
      <text:p text:style-name="P1"><text:span text:style-name="T1">=&gt;A Decorator Function is always takes Normal Function as parameter</text:span></text:p>
      <text:p text:style-name="P1"><text:span text:style-name="T1">--------------</text:span></text:p>
      <text:p text:style-name="P1"><text:span text:style-name="T1">Syntax:-</text:span></text:p>
      <text:p text:style-name="P1"><text:span text:style-name="T1">-------------</text:span></text:p>
      <text:p text:style-name="P1"><text:span text:style-name="T1"><text:tab/>def <text:s text:c="4"/>functionname1( functionname ): <text:s/># Decorator </text:span></text:p>
      <text:p text:style-name="P1"><text:span text:style-name="T1"><text:tab/> <text:s text:c="9"/>def <text:s/>innerfunctionname(): <text:s/># Inner Function name</text:span></text:p>
      <text:p text:style-name="P1"><text:span text:style-name="T1"><text:tab/><text:tab/> <text:s text:c="9"/>val=functionname()</text:span></text:p>
      <text:p text:style-name="P1"><text:span text:style-name="T1"><text:tab/><text:tab/><text:tab/> <text:s/>--------------------------</text:span></text:p>
      <text:p text:style-name="P1"><text:span text:style-name="T1"><text:tab/><text:tab/><text:tab/> <text:s/>#do the operation on ' val '</text:span></text:p>
      <text:p text:style-name="P1"><text:span text:style-name="T1"><text:tab/><text:tab/><text:tab/> <text:s/>-------------------------</text:span></text:p>
      <text:p text:style-name="P1"><text:span text:style-name="T1"><text:tab/><text:tab/><text:tab/> <text:s/>return resut <text:s text:c="2"/># <text:s text:c="2"/>Inner Funtion must return modified value</text:span></text:p>
      <text:p text:style-name="P1"><text:span text:style-name="T1"><text:tab/><text:tab/> <text:s/>return <text:s text:c="2"/>innerfunctionname <text:s text:c="2"/># Decorator returns inner function name</text:span></text:p>
      <text:p text:style-name="P2"/>
      <text:p text:style-name="P1"><text:span text:style-name="T1">=&gt;here <text:s/>functionname1 is called Decorator function</text:span></text:p>
      <text:p text:style-name="P1"><text:span text:style-name="T1">=&gt;here Functionname as a formal parameter . Every decorator function must take normal function as paramet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01" meta:character-count="884" meta:non-whitespace-character-count="728"/>
    <meta:generator>LibreOfficeDev/6.0.5.2$Linux_X86_64 LibreOffice_project/</meta:generator>
  </office:meta>
</office:document-meta>
</file>